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cefc6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cefc6a"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style:writing-mode="lr-tb"/>
      <style:text-properties fo:font-size="13pt" officeooo:paragraph-rsid="01afb070" style:font-size-asian="13pt" style:font-size-complex="13pt"/>
    </style:style>
    <style:style style:name="P9" style:family="paragraph" style:parent-style-name="Preformatted_20_Text">
      <style:paragraph-properties style:writing-mode="lr-tb"/>
      <style:text-properties fo:font-size="13pt" officeooo:rsid="01cfe221" officeooo:paragraph-rsid="01cfe221" style:font-size-asian="13pt" style:font-size-complex="13pt"/>
    </style:style>
    <style:style style:name="P10"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11"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2" style:family="paragraph" style:parent-style-name="Preformatted_20_Text">
      <style:text-properties style:font-name="Liberation Sans" fo:font-size="13pt" fo:font-style="normal" style:text-underline-style="none" officeooo:rsid="01c6807f" officeooo:paragraph-rsid="01d1cf34" style:font-name-asian="Nimbus Mono L" style:font-size-asian="13pt" style:font-style-asian="normal" style:font-name-complex="Liberation Mono" style:font-size-complex="13pt" style:font-style-complex="normal"/>
    </style:style>
    <style:style style:name="P13" style:family="paragraph" style:parent-style-name="Preformatted_20_Text">
      <style:text-properties style:font-name="Liberation Sans" fo:font-size="13pt" fo:font-style="normal" style:text-underline-style="none" officeooo:rsid="0181e0c6" officeooo:paragraph-rsid="01c46dc0" style:font-name-asian="Nimbus Mono L" style:font-size-asian="13pt" style:font-style-asian="normal" style:font-name-complex="Liberation Mono" style:font-size-complex="13pt" style:font-style-complex="normal"/>
    </style:style>
    <style:style style:name="P14" style:family="paragraph" style:parent-style-name="Preformatted_20_Text">
      <style:paragraph-properties style:writing-mode="lr-tb"/>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7" style:family="paragraph" style:parent-style-name="Preformatted_20_Text">
      <style:text-properties fo:font-size="13pt" officeooo:paragraph-rsid="01c89330" style:font-size-asian="13pt" style:font-size-complex="13pt"/>
    </style:style>
    <style:style style:name="P18" style:family="paragraph" style:parent-style-name="Preformatted_20_Text">
      <style:paragraph-properties style:writing-mode="lr-tb"/>
      <style:text-properties fo:font-size="13pt" officeooo:paragraph-rsid="01c89330" style:font-size-asian="13pt" style:font-size-complex="13pt"/>
    </style:style>
    <style:style style:name="P19"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0" style:family="paragraph" style:parent-style-name="Preformatted_20_Text">
      <style:text-properties fo:font-size="13pt" officeooo:paragraph-rsid="01c26751" style:font-size-asian="13pt" style:font-size-complex="13pt"/>
    </style:style>
    <style:style style:name="P21"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2"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3"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4"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5"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efc6a"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1b99ac" style:font-size-asian="16pt" style:font-weight-asian="bold"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style:font-name="Liberation Sans" fo:font-size="16pt" fo:font-weight="bold" officeooo:rsid="01ca5f48" style:font-size-asian="16pt" style:font-weight-asian="bold" style:font-size-complex="16pt" style:font-weight-complex="bold"/>
    </style:style>
    <style:style style:name="T7" style:family="text">
      <style:text-properties style:font-name="Liberation Sans" fo:font-size="16pt" fo:font-weight="bold" officeooo:rsid="01cefc6a" style:font-size-asian="16pt" style:font-weight-asian="bold" style:font-size-complex="16pt" style:font-weight-complex="bold"/>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efc6a"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17" style:family="text">
      <style:text-properties style:font-name="Liberation Sans" fo:font-style="normal" style:text-underline-style="none" style:font-name-asian="Nimbus Mono L" style:font-style-asian="normal" style:font-name-complex="Liberation Mono" style:font-style-complex="normal"/>
    </style:style>
    <style:style style:name="T18" style:family="text">
      <style:text-properties fo:font-weight="bold" style:font-weight-asian="bold" style:font-weight-complex="bold"/>
    </style:style>
    <style:style style:name="T19" style:family="text">
      <style:text-properties fo:font-weight="bold" officeooo:rsid="000dd66a" style:font-weight-asian="bold" style:font-weight-complex="bold"/>
    </style:style>
    <style:style style:name="T20" style:family="text">
      <style:text-properties fo:font-weight="bold" officeooo:rsid="0160cefc" style:font-weight-asian="bold" style:font-weight-complex="bold"/>
    </style:style>
    <style:style style:name="T21" style:family="text">
      <style:text-properties officeooo:rsid="01caa47b"/>
    </style:style>
    <style:style style:name="T22" style:family="text">
      <style:text-properties officeooo:rsid="01d1cf34"/>
    </style:style>
    <style:style style:name="T23" style:family="text">
      <style:text-properties officeooo:rsid="01cb238c"/>
    </style:style>
    <style:style style:name="T24" style:family="text">
      <style:text-properties officeooo:rsid="01bb3822"/>
    </style:style>
    <style:style style:name="T25" style:family="text">
      <style:text-properties officeooo:rsid="01c46dc0"/>
    </style:style>
    <style:style style:name="T26" style:family="text">
      <style:text-properties officeooo:rsid="01c89330"/>
    </style:style>
    <style:style style:name="T27" style:family="text">
      <style:text-properties officeooo:rsid="01c82297"/>
    </style:style>
    <style:style style:name="T28" style:family="text">
      <style:text-properties officeooo:rsid="0193b9d9"/>
    </style:style>
    <style:style style:name="T29" style:family="text">
      <style:text-properties officeooo:rsid="019e4a2a"/>
    </style:style>
    <style:style style:name="T30" style:family="text">
      <style:text-properties officeooo:rsid="0195e979"/>
    </style:style>
    <style:style style:name="T31" style:family="text">
      <style:text-properties officeooo:rsid="019615ac"/>
    </style:style>
    <style:style style:name="T32" style:family="text">
      <style:text-properties officeooo:rsid="01c7725e"/>
    </style:style>
    <style:style style:name="T33" style:family="text">
      <style:text-properties officeooo:rsid="01d3823c"/>
    </style:style>
    <style:style style:name="T34" style:family="text">
      <style:text-properties officeooo:rsid="01cc8e23"/>
    </style:style>
    <style:style style:name="T35" style:family="text">
      <style:text-properties style:font-name="Liberation Sans" fo:font-style="normal" style:text-underline-style="none" officeooo:rsid="01c7725e"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d4970c"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d4cdfc"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9" style:family="text">
      <style:text-properties style:font-name="Liberation Sans" fo:font-style="normal" style:text-underline-style="none" officeooo:rsid="013c55a1" fo:background-color="transparent" loext:char-shading-value="0" style:font-style-asian="normal" style:font-style-complex="normal"/>
    </style:style>
    <style:style style:name="T50" style:family="text">
      <style:text-properties style:font-name="Liberation Sans" fo:font-style="normal" style:text-underline-style="none" officeooo:rsid="00083d4b" fo:background-color="transparent" loext:char-shading-value="0" style:font-style-asian="normal" style:font-style-complex="normal"/>
    </style:style>
    <style:style style:name="T51"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2</text:span><text:span text:style-name="T2">0</text:span><text:span text:style-name="T1">th</text:span><text:span text:style-name="T3"> </text:span><text:span text:style-name="T2">April</text:span><text:span text:style-name="T4"> 20</text:span><text:span text:style-name="T5">2</text:span><text:span text:style-name="T6">5 </text:span><text:span text:style-name="T7">Easter Sunday</text:span></text:p>
      <text:p text:style-name="P3">Revelation 15:3-4 </text:p>
      <text:p text:style-name="P4">[3] And they sing the song of Moses, the servant of God, and the song of the Lamb, saying, “Great and amazing are your deeds, O Lord God the Almighty! Just and true are your ways, O King of the nations!</text:p>
      <text:p text:style-name="P5">[4] Who will not fear, O Lord, and glorify your name? For you alone are holy. All nations will come and worship you, for your righteous acts have been revealed.”</text:p>
      <text:p text:style-name="P6"/>
      <text:p text:style-name="P7">Thanks to God</text:p>
      <text:p text:style-name="P8"><text:span text:style-name="T8">O </text:span><text:span text:style-name="T9">L</text:span><text:span text:style-name="T10">o</text:span><text:span text:style-name="T9">r</text:span><text:span text:style-name="T10">d,</text:span><text:span text:style-name="T11"> </text:span><text:span text:style-name="T12">we </text:span><text:span text:style-name="T13">thank You that we can gather </text:span><text:span text:style-name="T14">joyfully </text:span><text:span text:style-name="T13">today </text:span><text:span text:style-name="T14">after the apparent tragedy of Friday, when to our ordinary eyes all seemed lost. We thank You for the sacrifice of the Perfect Lamb Who declared from the Cross “It is finished!” and Who entrusted Himself into Your hands so that Perfect eternal righteousness could be revealed. T</text:span><text:span text:style-name="T15">he Resurrection </text:span><text:span text:style-name="T14">is Your declaration that </text:span><text:span text:style-name="T16">our </text:span><text:span text:style-name="T14">sin has been dealt with finally and fully, and the way back into Your holy presence is now wide open for all who believe</text:span><text:span text:style-name="T15">.</text:span></text:p>
      <text:p text:style-name="P8"><text:span text:style-name="T15"/></text:p>
      <text:p text:style-name="P9"><text:span text:style-name="T15">W</text:span><text:span text:style-name="T17">e thank You that we have been released from the bondage to sin and can surrender our self-will to You, King of the nations and righteous ruler of our lives.</text:span></text:p>
      <text:p text:style-name="P10"/>
      <text:p text:style-name="P11"><text:span text:style-name="T18">The Wide World...</text:span><text:span text:style-name="T19"> a</text:span><text:span text:style-name="T18">nd the </text:span><text:span text:style-name="T20">W</text:span><text:span text:style-name="T18">ider Church</text:span></text:p>
      <text:p text:style-name="P12"><text:span text:style-name="T21">With our natural </text:span><text:span text:style-name="T22">eyes</text:span><text:span text:style-name="T21"> we look at this world </text:span><text:span text:style-name="T22">and see so many who do not acknowledge the King of the Nations</text:span><text:span text:style-name="T23">. </text:span><text:span text:style-name="T22">As they scoffed at the cross, so many today still scoff at the claims of the Gospel. </text:span><text:span text:style-name="T24">We </text:span><text:span text:style-name="T25">continue to </text:span><text:span text:style-name="T24">pray </text:span><text:span text:style-name="T22">for the return of</text:span><text:span text:style-name="T24"> the Prince of Peace </text:span><text:span text:style-name="T22">Who will </text:span><text:span text:style-name="T24">bring the peace </text:span><text:span text:style-name="T26">the world</text:span><text:span text:style-name="T24"> long</text:span><text:span text:style-name="T26">s</text:span><text:span text:style-name="T24"> for.</text:span></text:p>
      <text:p text:style-name="P12"/>
      <text:p text:style-name="P12"><text:span text:style-name="T23">We </text:span><text:span text:style-name="T22">also </text:span><text:span text:style-name="T23">continu</text:span>e <text:span text:style-name="T23">to</text:span> pray for the <text:span text:style-name="T27">peace of Jerusalem, a</text:span><text:span text:style-name="T22">s the opponents of the nation of Israel again choose not to negotiate for peace but to continue to wage a tragic war.</text:span></text:p>
      <text:p text:style-name="P13"/>
      <text:p text:style-name="P14"><text:span text:style-name="T28">We </text:span><text:span text:style-name="T29">again </text:span><text:span text:style-name="T30">pray</text:span><text:span text:style-name="T28"> </text:span><text:span text:style-name="T30">for our nation, our State and our communit</text:span><text:span text:style-name="T31">ies</text:span><text:span text:style-name="T30"> to turn back to You. </text:span><text:span text:style-name="T32">We </text:span><text:span text:style-name="T33">ask </text:span><text:span text:style-name="T34">for </text:span><text:span text:style-name="T33">wisdom as we ponder our responsibility to vote for Federal representatives soon</text:span><text:span text:style-name="T32">. </text:span><text:span text:style-name="T34">We pray that the </text:span><text:span text:style-name="T33">Parliament will pass laws for the peace and good government of our nation, and that we may lead peaceful and quiet lives in all Godliness and holiness. We pray for good candidates, who will act with integrity in the service of the people</text:span><text:span text:style-name="T34">. </text:span><text:span text:style-name="T33">We especially thank You for those candidates who are believers, and ask that You strengthen them as they face glaring scrutiny during the election campaign. May they make their public stand with dignity and grace, bringing honour to Your Name.</text:span></text:p>
      <text:p text:style-name="P15"/>
      <text:p text:style-name="P16">Ashburton</text:p>
      <text:p text:style-name="P17"><text:span text:style-name="T35">As well as our public witness, w</text:span><text:span text:style-name="T36">e pray for our</text:span><text:span text:style-name="T37">selves as we </text:span><text:span text:style-name="T38">seek to </text:span><text:span text:style-name="T39">demonstrate Your grace </text:span><text:span text:style-name="T40">to one another, keeping the unity of the faith and encouraging each other</text:span><text:span text:style-name="T39">. </text:span><text:span text:style-name="T41">We </text:span><text:span text:style-name="T42">continue to</text:span><text:span text:style-name="T41"> pray for</text:span><text:span text:style-name="T40"> Alan Freer, </text:span><text:span text:style-name="T42">as he progresses in his rehabilitation, </text:span><text:span text:style-name="T43">and</text:span><text:span text:style-name="T40"> </text:span><text:span text:style-name="T43">w</text:span><text:span text:style-name="T40"> thank You for the medical care </text:span><text:span text:style-name="T43">we enjoy in this nation</text:span><text:span text:style-name="T40">.</text:span><text:span text:style-name="T41"> We also pray for </text:span><text:span text:style-name="T43">our study groups, as they learn from Your Word in our Hebrews series. Grant us clear minds to understand the meat of Your Word, and faithful hearts to live out the faith daily before a watching world. </text:span></text:p>
      <text:p text:style-name="P17"><text:span text:style-name="T39"/></text:p>
      <text:p text:style-name="P18"><text:span text:style-name="T39">We thank You for </text:span><text:span text:style-name="T44">Yu</text:span><text:span text:style-name="T43">vi bringing </text:span><text:span text:style-name="T39">Your Word </text:span><text:span text:style-name="T43">today, </text:span><text:span text:style-name="T39">and <text:s/></text:span><text:span text:style-name="T43">ask that we ponder the great gift of grace and mercy You have poured out upon us in the New Creation, resulting from the victory of the Cross and the Resurrection. Help us as we take the eternal perspective, and share the hope that we have as we look to see the Revelation to John fulfilled when Jesus returns</text:span><text:span text:style-name="T41">.</text:span></text:p>
      <text:p text:style-name="P19"/>
      <text:p text:style-name="P20"><text:span text:style-name="T45">In </text:span><text:span text:style-name="T39">His</text:span><text:span text:style-name="T46"> </text:span><text:span text:style-name="T47">Precious Name </text:span><text:span text:style-name="T48">we pray</text:span><text:span text:style-name="T49">, </text:span><text:span text:style-name="T50">Amen.</text:span></text:p>
      <text:p text:style-name="P21">Our Father, Who is in heaven,<text:line-break/>hallowed be Your name;<text:line-break/>Your kingdom come;<text:line-break/>Your will be done,<text:line-break/>on earth as it is in heaven.</text:p>
      <text:p text:style-name="P22"/>
      <text:p text:style-name="P22">Give us this day our daily bread.<text:line-break/>And forgive us our trespasses,<text:line-break/>as we forgive those that trespass against us.<text:line-break/>Lead us not into temptation;<text:line-break/>but deliver us from evil.</text:p>
      <text:p text:style-name="P22"/>
      <text:p text:style-name="P22">For Yours is the kingdom,<text:line-break/>the power, and the glory,<text:line-break/>for ever and ever.<text:line-break/>Amen.</text:p>
      <text:p text:style-name="P22"/>
      <text:p text:style-name="P23">They shall not grow old, as we that are left grow old.</text:p>
      <text:p text:style-name="P24">Age shall not weary them, nor the years condemn.</text:p>
      <text:p text:style-name="P24">At the going <text:span text:style-name="T51">d</text:span>own of the sun, and in the morning, </text:p>
      <text:p text:style-name="P24">We WILL remember them.</text:p>
      <text:p text:style-name="P25">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5-04-19T20:01:22.632952754</dc:date>
    <meta:editing-duration>PT17H5M41S</meta:editing-duration>
    <meta:editing-cycles>191</meta:editing-cycles>
    <meta:generator>LibreOffice/24.8.6.2$Linux_X86_64 LibreOffice_project/d50be90c1d90f0f90a5235ffcbbafbbfa38a83c2</meta:generator>
    <meta:print-date>2024-06-08T21:59:09.625322674</meta:print-date>
    <meta:document-statistic meta:table-count="0" meta:image-count="0" meta:object-count="0" meta:page-count="3" meta:paragraph-count="24" meta:word-count="707" meta:character-count="3768" meta:non-whitespace-character-count="3081"/>
  </office:meta>
</office:document-meta>
</file>